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transparent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ff66"/>
      <style:text-properties fo:color="#000000"/>
    </style:style>
    <style:style style:name="ce11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ADC B</text:p>
          </table:table-cell>
          <table:table-cell/>
          <table:table-cell table:style-name="ce3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8"/>
          <table:table-cell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7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8"/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8"/>
          <table:table-cell table:number-columns-repeated="18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 cycles</text:p>
          </table:table-cell>
          <table:table-cell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8"/>
          <table:table-cell table:number-columns-repeated="12"/>
          <table:table-cell table:style-name="ce9" office:value-type="float" office:value="1" calcext:value-type="float">
            <text:p>1</text:p>
          </table:table-cell>
          <table:table-cell table:number-columns-repeated="7"/>
          <table:table-cell table:style-name="ce8"/>
          <table:table-cell table:style-name="ce9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8"/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8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8"/>
          <table:table-cell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8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8"/>
          <table:table-cell table:number-columns-repeated="18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7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8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">
          <table:table-cell table:style-name="ce2" table:number-columns-repeated="4"/>
          <table:table-cell table:style-name="ce6"/>
          <table:table-cell table:style-name="ce2" table:number-columns-repeated="1019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58];8)" office:value-type="string" office:string-value="000000DC" calcext:value-type="string">
            <text:p>000000DC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220" calcext:value-type="float">
            <text:p>220</text:p>
          </table:table-cell>
          <table:table-cell table:number-columns-repeated="23"/>
          <table:table-cell table:style-name="ce8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9];8)" office:value-type="string" office:string-value="80000000" calcext:value-type="string">
            <text:p>8000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60];8)" office:value-type="string" office:string-value="000000F8" calcext:value-type="string">
            <text:p>000000F8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248" calcext:value-type="float">
            <text:p>248</text:p>
          </table:table-cell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1];8)" office:value-type="string" office:string-value="80000000" calcext:value-type="string">
            <text:p>80000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62];8)" office:value-type="string" office:string-value="000000F9" calcext:value-type="string">
            <text:p>000000F9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249" calcext:value-type="float">
            <text:p>249</text:p>
          </table:table-cell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3];8)" office:value-type="string" office:string-value="80000000" calcext:value-type="string">
            <text:p>80000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09:44:29.588612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4-03T10:36:25.878588198</dc:date>
    <meta:editing-duration>PT13H39M3S</meta:editing-duration>
    <meta:editing-cycles>85</meta:editing-cycles>
    <meta:generator>LibreOffice/4.3.3.2$Linux_X86_64 LibreOffice_project/430m0$Build-2</meta:generator>
    <meta:document-statistic meta:table-count="1" meta:cell-count="387" meta:object-count="0"/>
  </office:meta>
</office:document-meta>
</file>